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On The server</text:p>
      <text:p text:style-name="Preformatted_20_Text">USB camera, USB bluetooth</text:p>
      <text:p text:style-name="Preformatted_20_Text"/>
      <text:p text:style-name="Preformatted_20_Text">/etc/bluetooth/rfcomm.conf contains the following</text:p>
      <text:p text:style-name="Preformatted_20_Text">rfcomm0 {</text:p>
      <text:p text:style-name="Preformatted_20_Text"><text:tab/># Automatically bind the device at start up</text:p>
      <text:p text:style-name="Preformatted_20_Text"><text:tab/>bind yes;</text:p>
      <text:p text:style-name="Preformatted_20_Text"><text:tab/># Bluetooth address of the device</text:p>
      <text:p text:style-name="Preformatted_20_Text"><text:tab/>device 00:1E:19:01:07:47;</text:p>
      <text:p text:style-name="Preformatted_20_Text"><text:tab/>#BorgDongle</text:p>
      <text:p text:style-name="Preformatted_20_Text"><text:tab/># RFCOMM channel for the connection</text:p>
      <text:p text:style-name="Preformatted_20_Text"><text:tab/>channel <text:s/>1;</text:p>
      <text:p text:style-name="Preformatted_20_Text"><text:tab/># Description of the connection</text:p>
      <text:p text:style-name="Preformatted_20_Text"><text:tab/>comment "IPRE Scribbler Dongle 245782";</text:p>
      <text:p text:style-name="Preformatted_20_Text">}</text:p>
      <text:p text:style-name="Preformatted_20_Text">_______________________________________________________</text:p>
      <text:p text:style-name="Preformatted_20_Text"/>
      <text:p text:style-name="Preformatted_20_Text">firewall configured to allow access for everyone on</text:p>
      <text:p text:style-name="Preformatted_20_Text">port 22 (ssh) and 8070 for the video</text:p>
      <text:p text:style-name="Preformatted_20_Text">_______________________________________________________</text:p>
      <text:p text:style-name="Preformatted_20_Text">computer configured for static ip 192.168.1.11</text:p>
      <text:p text:style-name="Preformatted_20_Text">_______________________________________________________</text:p>
      <text:p text:style-name="Preformatted_20_Text">router configured for port forwarding on ports</text:p>
      <text:p text:style-name="Preformatted_20_Text">22 and 8070 (TCP only) <text:s/>to 192.168.1.11</text:p>
      <text:p text:style-name="Preformatted_20_Text">_______________________________________________________</text:p>
      <text:p text:style-name="Preformatted_20_Text">run the following commands</text:p>
      <text:p text:style-name="Preformatted_20_Text"/>
      <text:p text:style-name="Preformatted_20_Text">chmod 666 /dev/video0</text:p>
      <text:p text:style-name="Preformatted_20_Text">vlc v4l2:// v4l-vdev=/dev/video0 \ --sout="#transcode{vcodec=mp4v}:duplicate{dst=display,dst=std{access=http,mux=ogg,dst=:8070}}" --ttl 12</text:p>
      <text:p text:style-name="Preformatted_20_Text"/>
      <text:p text:style-name="Preformatted_20_Text">from try i.e. ./try</text:p>
      <text:p text:style-name="Preformatted_20_Text">_______________________________________________________</text:p>
      <text:p text:style-name="Preformatted_20_Text"/>
      <text:p text:style-name="Preformatted_20_Text">Computer has a user student with a password of robotfun</text:p>
      <text:p text:style-name="Preformatted_20_Text">_______________________________________________________</text:p>
      <text:p text:style-name="Preformatted_20_Text"/>
      <text:p text:style-name="Preformatted_20_Text">Students</text:p>
      <text:p text:style-name="Preformatted_20_Text"/>
      <text:p text:style-name="Preformatted_20_Text"><text:s/>From any computer with vlc and an internet connection</text:p>
      <text:p text:style-name="Preformatted_20_Text"/>
      <text:p text:style-name="Preformatted_20_Text"><text:s text:c="5"/>vlc http://24.45.27.1:8070</text:p>
      <text:p text:style-name="Preformatted_20_Text"/>
      <text:p text:style-name="Preformatted_20_Text"><text:s/>will bring up a video, the picture you are seeing is the hallway</text:p>
      <text:p text:style-name="Preformatted_20_Text"><text:s/>outside my study, and if we are lucky you should see the Scribbler/Fluke</text:p>
      <text:p text:style-name="Preformatted_20_Text"><text:s/>robot somewhere in the picture</text:p>
      <text:p text:style-name="Preformatted_20_Text"><text:s/>On Linux and Mac computers</text:p>
      <text:p text:style-name="Preformatted_20_Text"/>
      <text:p text:style-name="Preformatted_20_Text"><text:s text:c="5"/>ssh student@24.45.27.1</text:p>
      <text:p text:style-name="Preformatted_20_Text"/>
      <text:p text:style-name="Preformatted_20_Text"><text:s/>with password "robotfun" will have you signed in to my local computer</text:p>
      <text:p text:style-name="Preformatted_20_Text"><text:s/>which can communicate with the robot</text:p>
      <text:p text:style-name="Preformatted_20_Text"><text:s/>For the moment, the best thing to do is</text:p>
      <text:p text:style-name="Preformatted_20_Text"/>
      <text:p text:style-name="Preformatted_20_Text"><text:s text:c="5"/>./scrib</text:p>
      <text:p text:style-name="Preformatted_20_Text"/>
      <text:p text:style-name="Preformatted_20_Text"><text:s/>and the robot should start moving and printfing its sensor readings</text:p>
      <text:p text:style-name="Preformatted_20_Text"><text:s/>For Windows computers use PuTTY to establish a ssh connection</text:p>
      <text:p text:style-name="Preformatted_20_Text"><text:soft-page-break/><text:s/>username "student", password "robotfun".</text:p>
      <text:p text:style-name="Preformatted_20_Text"/>
      <text:p text:style-name="Preformatted_20_Text"><text:s text:c="3"/>You can also upload programs using scp on Linux and the</text:p>
      <text:p text:style-name="Preformatted_20_Text"><text:s/>file transfer tools PSCP and PSFTP in Windows</text:p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0" meta:image-count="0" meta:object-count="0" meta:page-count="2" meta:paragraph-count="47" meta:word-count="245" meta:character-count="1900"/>
    <dc:date>2009-05-09T10:47:15</dc:date>
    <meta:generator>OpenOffice.org/3.0$Linux OpenOffice.org_project/300m15$Build-9379</meta:generator>
  </office:meta>
</office:document-meta>
</file>